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inerja_user]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.a] [detail.DetailFilterKataloger] [detail.dan][detail.DetailFilterActio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]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1:43:53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8T01:46:09.483000000</dc:date>
    <meta:editing-duration>PT2H57M9S</meta:editing-duration>
    <meta:editing-cycles>32</meta:editing-cycles>
    <meta:document-statistic meta:table-count="1" meta:cell-count="13" meta:object-count="0"/>
  </office:meta>
</office:document-meta>
</file>